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2" svg:font-family="Calibri"/>
    <style:font-face style:name="Calibri Light1" svg:font-family="'Calibri Light'"/>
    <style:font-face style:name="Arial3" svg:font-family="Arial" style:font-family-generic="swiss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472c4" draw:marker-end="msArrowEnd_20_5" draw:marker-end-width="0.21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.556cm" fo:min-width="0.26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4472c4" draw:marker-end="msArrowEnd_20_5" draw:marker-end-width="0.213cm" draw:marker-end-center="false" draw:stroke-linejoin="miter" draw:fill="none" draw:textarea-vertical-align="top" draw:auto-grow-height="false" fo:min-height="2.471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71cm" svg:stroke-color="#4472c4" draw:marker-end="msArrowEnd_20_5" draw:marker-end-width="0.213cm" draw:marker-end-center="false" draw:stroke-linejoin="miter" draw:fill="none" draw:textarea-vertical-align="top" draw:auto-grow-height="false" fo:min-height="2.552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.556cm" fo:min-width="0.26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12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2.296cm" fo:min-width="2.188cm"/>
    </style:style>
    <style:style style:name="gr17" style:family="graphic" style:parent-style-name="objectwithoutfill">
      <style:graphic-properties svg:stroke-color="#3465a4" draw:marker-end="Arrow" draw:fill="solid" draw:textarea-vertical-align="middle"/>
    </style:style>
    <style:style style:name="gr18" style:family="graphic" style:parent-style-name="objectwithoutfill">
      <style:graphic-properties svg:stroke-color="#3465a4" draw:marker-start="Arrow" draw:marker-end="" draw:fill="solid" draw:textarea-vertical-align="middle"/>
    </style:style>
    <style:style style:name="gr19" style:family="graphic" style:parent-style-name="objectwithoutfill">
      <style:graphic-properties svg:stroke-color="#3465a4" draw:marker-end="Circle" draw:marker-end-width="0.3cm" draw:fill="solid" draw:textarea-vertical-align="middle"/>
    </style:style>
    <style:style style:name="gr20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21" style:family="graphic" style:parent-style-name="standard">
      <style:graphic-properties draw:stroke="dash" draw:stroke-dash="Fine_20_Dashed" svg:stroke-color="#3465a4" draw:marker-start="Symmetric_20_Arrow" draw:marker-end="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2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6.822cm" fo:min-width="6.996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1.797cm" fo:min-width="6.996cm"/>
    </style:style>
    <style:style style:name="gr28" style:family="graphic" style:parent-style-name="objectwithoutfill">
      <style:graphic-properties draw:marker-end="Arrow" draw:fill="solid" draw:textarea-vertical-align="middle"/>
    </style:style>
    <style:style style:name="gr29" style:family="graphic" style:parent-style-name="objectwithoutfill">
      <style:graphic-properties draw:marker-start="Arrow" draw:marker-end="" draw:fill="solid" draw:textarea-vertical-align="middle"/>
    </style:style>
    <style:style style:name="gr30" style:family="graphic" style:parent-style-name="objectwithoutfill">
      <style:graphic-properties svg:stroke-width="0.028cm" draw:marker-start-width="0.242cm" draw:marker-end="Circle" draw:marker-end-width="0.242cm" draw:fill="solid" draw:textarea-vertical-align="middle" fo:padding-top="0.139cm" fo:padding-bottom="0.139cm" fo:padding-left="0.264cm" fo:padding-right="0.264cm"/>
    </style:style>
    <style:style style:name="gr31" style:family="graphic" style:parent-style-name="objectwithoutfill">
      <style:graphic-properties draw:stroke="dash" draw:stroke-dash="Fine_20_Dashed" draw:fill="solid" draw:textarea-vertical-align="middle"/>
    </style:style>
    <style:style style:name="gr3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73cm" fo:min-width="5.3cm"/>
    </style:style>
    <style:style style:name="gr33" style:family="graphic" style:parent-style-name="standard">
      <style:graphic-properties draw:stroke="dash" draw:stroke-dash="Fine_20_Dashed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7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0.828cm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title">
      <style:graphic-properties fo:min-height="3.681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  <style:text-properties fo:font-size="24pt" style:font-size-asian="18pt" style:font-size-complex="18pt"/>
    </style:style>
    <style:style style:name="P20" style:family="paragraph">
      <style:paragraph-properties fo:margin-left="0cm" fo:margin-right="0cm" fo:text-indent="0cm"/>
      <style:text-properties fo:color="#000000" style:font-name="Calibri3" fo:font-size="18pt" style:letter-kerning="true" style:font-name-asian="Calibri3" style:font-size-asian="18pt" style:font-name-complex="Calibri3" style:font-size-complex="18pt"/>
    </style:style>
    <style:style style:name="P21" style:family="paragraph">
      <loext:graphic-properties draw:fill="none" draw:fill-color="#ffffff"/>
      <style:text-properties fo:color="#000000" style:font-name="Calibri3" fo:font-size="18pt" style:font-name-asian="Calibri3" style:font-size-asian="18pt" style:font-name-complex="Calibri3" style:font-size-complex="18pt"/>
    </style:style>
    <style:style style:name="P22" style:family="paragraph">
      <style:text-properties fo:font-size="10pt" style:font-size-asian="18pt" style:font-size-complex="18pt"/>
    </style:style>
    <style:style style:name="P23" style:family="paragraph">
      <loext:graphic-properties draw:fill="none" draw:fill-color="#ffffff"/>
      <style:text-properties fo:font-size="10pt" style:font-size-asian="18pt" style:font-size-complex="18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style:text-properties fo:font-size="8pt" style:font-size-asian="18pt" style:font-size-complex="18pt"/>
    </style:style>
    <style:style style:name="P28" style:family="paragraph">
      <loext:graphic-properties draw:fill="none" draw:fill-color="#ffffff"/>
      <style:text-properties fo:font-size="8pt" style:font-size-asian="18pt" style:font-size-complex="18pt"/>
    </style:style>
    <style:style style:name="P29" style:family="paragraph">
      <style:text-properties fo:font-size="14pt" style:font-size-asian="18pt" style:font-size-complex="18pt"/>
    </style:style>
    <style:style style:name="P30" style:family="paragraph">
      <loext:graphic-properties draw:fill="none" draw:fill-color="#ffffff"/>
      <style:text-properties fo:font-size="14pt" style:font-size-asian="18pt" style:font-size-complex="18pt"/>
    </style:style>
    <style:style style:name="P31" style:family="paragraph">
      <loext:graphic-properties draw:fill="none" draw:fill-color="#ffffff"/>
      <style:text-properties style:font-name="Arial2" fo:font-size="18pt" style:font-size-asian="18pt" style:font-size-complex="18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30% 58%" style:font-name="Calibri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alibri3" fo:font-size="18pt" fo:font-style="normal" fo:text-shadow="none" style:text-underline-style="none" fo:font-weight="normal" style:letter-kerning="true" style:font-name-asian="Calibri3" style:font-size-asian="18pt" style:font-style-asian="normal" style:font-weight-asian="normal" style:font-name-complex="Calib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sub 58%" style:font-name="Calibri3" fo:font-size="18pt" fo:font-style="normal" fo:text-shadow="none" style:text-underline-style="none" fo:font-weight="normal" style:letter-kerning="true" style:font-name-asian="Calibri3" style:font-size-asian="18pt" style:font-style-asian="normal" style:font-weight-asian="normal" style:font-name-complex="Calib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position="sub 58%" style:font-name="Calibri3" fo:font-size="18pt" style:letter-kerning="true" style:font-name-asian="Calibri3" style:font-size-asian="18pt" style:font-name-complex="Calibri3" style:font-size-complex="18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super 58%" style:font-name="Calibri3" fo:font-size="18pt" fo:font-style="normal" fo:text-shadow="none" style:text-underline-style="none" fo:font-weight="normal" style:letter-kerning="true" style:font-name-asian="Calibri3" style:font-size-asian="18pt" style:font-style-asian="normal" style:font-weight-asian="normal" style:font-name-complex="Calib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line-through-style="none" style:text-line-through-type="none" style:font-name="Arial3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Arial" fo:font-style="normal" fo:text-shadow="none" style:text-underline-style="none" fo:font-weight="normal" style:letter-kerning="true" style:font-name-asian="Microsoft YaHei" style:font-style-asian="normal" style:font-weight-asian="normal" style:font-name-complex="Mangal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3" fo:font-style="normal" fo:text-shadow="none" style:text-underline-style="none" fo:font-weight="normal" style:letter-kerning="true" style:font-name-asian="Arial3" style:font-style-asian="normal" style:font-weight-asian="normal" style:font-name-complex="Arial3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alibri3" fo:font-size="14pt" fo:font-style="normal" fo:text-shadow="none" style:text-underline-style="none" fo:font-weight="normal" style:letter-kerning="true" style:font-name-asian="Calibri3" style:font-size-asian="18pt" style:font-style-asian="normal" style:font-weight-asian="normal" style:font-name-complex="Calib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Arial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Arial3" fo:font-size="14pt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8pt" fo:letter-spacing="normal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3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26" style:family="text">
      <style:text-properties style:font-name="Arial2" fo:font-size="18pt" style:font-size-asian="18pt" style:font-size-complex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font-name="Arial3" fo:font-size="14pt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14pt" fo:letter-spacing="normal" fo:font-style="normal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Quantencomputer</text:span><text:span text:style-name="T1"><text:line-break/></text:span><text:span text:style-name="T1">Programmierung</text:span></text:p>
          </draw:text-box>
        </draw:frame>
        <draw:frame draw:name="Untertitel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mail@Andrebetz.de</text:span></text:p>
          </draw:text-box>
        </draw:frame>
        <draw:custom-shape draw:name="Rechteck 3" draw:style-name="gr1" draw:text-style-name="P5" draw:layer="layout" svg:width="3.527cm" svg:height="0.426cm" svg:x="0cm" svg:y="1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1" draw:text-style-name="P5" draw:layer="layout" svg:width="3.527cm" svg:height="0.426cm" svg:x="0cm" svg:y="1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lassischer vs. Quanten Computer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Klassischer vs. Quanten Computer</text:span></text:p>
          </draw:text-box>
        </draw:frame>
        <draw:frame draw:name="Inhaltsplatzhalter 2" presentation:style-name="pr5" draw:text-style-name="P10" draw:layer="layout" svg:width="29.209cm" svg:height="12.777cm" svg:x="2.328cm" svg:y="4.381cm" presentation:class="outline" presentation:user-transformed="true">
          <draw:text-box>
            <text:p text:style-name="P9"><text:span text:style-name="T4">Klassische Computer:</text:span></text:p>
            <text:list text:style-name="L3">
              <text:list-item>
                <text:p text:style-name="P9"><text:span text:style-name="T5">Besteht aus einzelnen Speicherzellen </text:span><text:span text:style-name="T4">Bits</text:span></text:p>
              </text:list-item>
              <text:list-item>
                <text:p text:style-name="P9"><text:span text:style-name="T5">Jedes Bit kann entweder Zustand </text:span><text:span text:style-name="T4">1</text:span><text:span text:style-name="T5"> oder </text:span><text:span text:style-name="T4">0</text:span><text:span text:style-name="T5"> haben</text:span></text:p>
              </text:list-item>
              <text:list-item>
                <text:p text:style-name="P9"><text:span text:style-name="T5">Zu jedem Zeitpunkt ist der Computer einen aus </text:span><text:span text:style-name="T4">2</text:span><text:span text:style-name="T6">n</text:span><text:span text:style-name="T7"> </text:span><text:span text:style-name="T5">Zuständen, </text:span><text:span text:style-name="T5"><text:line-break/></text:span><text:span text:style-name="T5">von 00…0 bis 11..1</text:span></text:p>
              </text:list-item>
            </text:list>
            <text:p text:style-name="P9"><text:span text:style-name="T4">Quantencomputer:</text:span></text:p>
            <text:list text:continue-numbering="true" text:style-name="L3">
              <text:list-item>
                <text:p text:style-name="P9"><text:span text:style-name="T5">Besteht aus einzelnen Speicherzellen </text:span><text:span text:style-name="T4">Qbits</text:span></text:p>
              </text:list-item>
              <text:list-item>
                <text:p text:style-name="P9"><text:span text:style-name="T5">Jedes Qbit kann den Zustand </text:span><text:span text:style-name="T4">1</text:span><text:span text:style-name="T5"> oder </text:span><text:span text:style-name="T4">0</text:span><text:span text:style-name="T5"> oder einen Mischung aus beiden haben</text:span></text:p>
              </text:list-item>
              <text:list-item>
                <text:p text:style-name="P9"><text:span text:style-name="T5">Eine Mischung nennt man </text:span><text:span text:style-name="T4">Supersposition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genschaften von QBits: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Eigenschaften von QBits:</text:span></text:p>
          </draw:text-box>
        </draw:frame>
        <draw:frame draw:name="Inhaltsplatzhalter 2" presentation:style-name="pr5" draw:text-style-name="P10" draw:layer="layout" svg:width="29.209cm" svg:height="10.598cm" svg:x="2.328cm" svg:y="6.559cm" presentation:class="outline" presentation:user-transformed="true">
          <draw:text-box>
            <text:p text:style-name="P9"><text:span text:style-name="T4">Superposition</text:span><text:span text:style-name="T5">:</text:span></text:p>
            <text:list text:style-name="L5">
              <text:list-item>
                <text:list>
                  <text:list-item>
                    <text:p text:style-name="P13"><text:span text:style-name="T2">Ein Objekt hat mehr als einen Zustand zur gleichen Zeit</text:span></text:p>
                  </text:list-item>
                </text:list>
              </text:list-item>
            </text:list>
            <text:p text:style-name="P9"><text:span text:style-name="T5"/></text:p>
            <text:p text:style-name="P9"><text:span text:style-name="T4">Verschränkung:</text:span></text:p>
            <text:list text:style-name="L6">
              <text:list-item>
                <text:list>
                  <text:list-item>
                    <text:p text:style-name="P13"><text:span text:style-name="T2">Getrennte Objekte haben eine Auswirkung aufeinander, ohne Verbindung</text:span></text:p>
                  </text:list-item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>Es gibt keine Analogie dazu in der klassischen Welt. 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erposition 1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Superposition 1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g draw:name="Gruppieren 50">
          <draw:g draw:name="Gruppieren 13">
            <draw:custom-shape draw:name="Ellipse 4" draw:style-name="gr3" draw:text-style-name="P14" draw:layer="layout" svg:width="1.079cm" svg:height="1.138cm" svg:x="9.842cm" svg:y="5.63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6" draw:style-name="gr4" draw:text-style-name="P15" draw:layer="layout" svg:width="0.001cm" svg:height="2.802cm" svg:x="10.396cm" svg:y="4.69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Textfeld 11" draw:style-name="gr5" draw:text-style-name="P5" draw:layer="layout" svg:width="2.833cm" svg:height="1.773cm" svg:x="11.182cm" svg:y="5.689cm">
              <text:p text:style-name="P16"><text:span text:style-name="T9">&lt;=&gt; |0&gt;</text:span><text:span text:style-name="T9"><text:line-break/></text:span><text:span text:style-name="T9">Spin u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5" draw:style-name="gr5" draw:text-style-name="P5" draw:layer="layout" svg:width="3.717cm" svg:height="1.013cm" svg:x="5.448cm" svg:y="5.585cm">
            <text:p text:style-name="P16"><text:span text:style-name="T9">Zustand 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49">
          <draw:g draw:name="Gruppieren 14">
            <draw:g draw:name="Gruppieren 8">
              <draw:custom-shape draw:name="Ellipse 9" draw:style-name="gr3" draw:text-style-name="P14" draw:layer="layout" svg:width="1.079cm" svg:height="1.138cm" draw:transform="rotate (-3.14159265358979) translate (22.723cm 6.723cm)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0" draw:style-name="gr4" draw:text-style-name="P15" draw:layer="layout" svg:width="0.001cm" svg:height="2.802cm" draw:transform="rotate (-3.14159265358979) translate (22.168cm 7.659cm)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custom-shape draw:name="Textfeld 12" draw:style-name="gr5" draw:text-style-name="P5" draw:layer="layout" svg:width="2.833cm" svg:height="2.535cm" svg:x="23.101cm" svg:y="5.745cm">
              <text:p text:style-name="P16"><text:span text:style-name="T9">&lt;=&gt; |1&gt;</text:span><text:span text:style-name="T9"><text:line-break/></text:span><text:span text:style-name="T9">Spin dow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6" draw:style-name="gr5" draw:text-style-name="P5" draw:layer="layout" svg:width="3.717cm" svg:height="1.013cm" svg:x="17.043cm" svg:y="5.745cm">
            <text:p text:style-name="P16"><text:span text:style-name="T9">Zustand 0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llipse 56" draw:style-name="gr6" draw:text-style-name="P14" draw:layer="layout" svg:width="1.079cm" svg:height="1.138cm" draw:transform="rotate (-0.699178898348929) translate (10.479cm 10.734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57" draw:style-name="gr7" draw:text-style-name="P15" draw:layer="layout" svg:width="0.001cm" svg:height="2.701cm" draw:transform="rotate (0.699178898348928) translate (9.6cm 10.827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feld 55" draw:style-name="gr5" draw:text-style-name="P17" draw:layer="layout" svg:width="6.595cm" svg:height="1.013cm" svg:x="11.626cm" svg:y="10.6cm">
          <text:p text:style-name="P16"><text:span text:style-name="T9">&lt;=&gt; |0&gt; + |1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3" draw:style-name="gr5" draw:text-style-name="P17" draw:layer="layout" svg:width="4.757cm" svg:height="1.013cm" svg:x="4.97cm" svg:y="10.6cm">
          <text:p text:style-name="P16"><text:span text:style-name="T9">Superposi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9" draw:style-name="gr8" draw:text-style-name="P5" draw:layer="layout" svg:width="25.988cm" svg:height="1.775cm" svg:x="5.676cm" svg:y="13.215cm">
          <text:p text:style-name="P16"><text:span text:style-name="T9">Pfeilrichtungen dazwischen kennzeichnen eine Superposition, in der alle möglichen Zustände </text:span></text:p>
          <text:p text:style-name="P16"><text:span text:style-name="T9">gleichzeitig existieren. Erst durch eine Messung zerfällt der Elektronen Spin in exakt 0 oder exakt 1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8" draw:text-style-name="P5" draw:layer="layout" svg:width="14.799cm" svg:height="1.013cm" svg:x="5.061cm" svg:y="7.9cm">
          <text:p text:style-name="P16"><text:span text:style-name="T9">Orthogonale Pfeilrichtungen kennzeichnen den Zust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erposition 2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Superposition 2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custom-shape draw:name="Textfeld 32" draw:style-name="gr8" draw:text-style-name="P5" draw:layer="layout" svg:width="25.065cm" svg:height="1.013cm" svg:x="3.916cm" svg:y="14.942cm">
          <text:p text:style-name="P16"><text:span text:style-name="T9">Es gibt nach der Messung eine gewisse Wahrscheinlichkeit, dass der Zustand 7 oder 6 sein wir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5">
          <draw:g draw:name="Gruppieren 4">
            <draw:g draw:name="Gruppieren 5">
              <draw:custom-shape draw:name="Ellipse 16" draw:style-name="gr3" draw:text-style-name="P14" draw:layer="layout" svg:width="1.079cm" svg:height="1.138cm" svg:x="13.605cm" svg:y="6.2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7" draw:style-name="gr4" draw:text-style-name="P15" draw:layer="layout" svg:width="0.001cm" svg:height="2.802cm" svg:x="14.159cm" svg:y="5.27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custom-shape draw:name="Textfeld 6" draw:style-name="gr5" draw:text-style-name="P5" draw:layer="layout" svg:width="7.362cm" svg:height="1.013cm" svg:x="19.117cm" svg:y="6.198cm">
              <text:p text:style-name="P16"><text:span text:style-name="T9">&lt;=&gt; |1011&gt; &lt;=&gt; |7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uppieren 7">
              <draw:custom-shape draw:name="Ellipse 14" draw:style-name="gr3" draw:text-style-name="P14" draw:layer="layout" svg:width="1.079cm" svg:height="1.138cm" draw:transform="rotate (-3.14159265358979) translate (16.094cm 7.266cm)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5" draw:style-name="gr4" draw:text-style-name="P15" draw:layer="layout" svg:width="0.001cm" svg:height="2.802cm" draw:transform="rotate (-3.14159265358979) translate (15.583cm 8.073cm)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g draw:name="Gruppieren 8">
              <draw:custom-shape draw:name="Ellipse 12" draw:style-name="gr3" draw:text-style-name="P14" draw:layer="layout" svg:width="1.079cm" svg:height="1.138cm" svg:x="16.338cm" svg:y="6.2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3" draw:style-name="gr4" draw:text-style-name="P15" draw:layer="layout" svg:width="0.001cm" svg:height="2.802cm" svg:x="16.892cm" svg:y="5.27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g draw:name="Gruppieren 9">
              <draw:custom-shape draw:name="Ellipse 10" draw:style-name="gr3" draw:text-style-name="P14" draw:layer="layout" svg:width="1.079cm" svg:height="1.138cm" svg:x="17.661cm" svg:y="6.184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1" draw:style-name="gr4" draw:text-style-name="P15" draw:layer="layout" svg:width="0.001cm" svg:height="2.802cm" svg:x="18.216cm" svg:y="5.248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</draw:g>
          <draw:custom-shape draw:name="Textfeld 33" draw:style-name="gr8" draw:text-style-name="P5" draw:layer="layout" svg:width="5.663cm" svg:height="1.013cm" svg:x="3.888cm" svg:y="6.198cm">
            <text:p text:style-name="P16"><text:span text:style-name="T9">Keine Superposi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9">
          <draw:custom-shape draw:name="Ellipse 30" draw:style-name="gr6" draw:text-style-name="P14" draw:layer="layout" svg:width="1.079cm" svg:height="1.138cm" svg:x="13.605cm" svg:y="11.2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31" draw:style-name="gr9" draw:text-style-name="P15" draw:layer="layout" svg:width="0.001cm" svg:height="2.802cm" svg:x="14.159cm" svg:y="10.315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Textfeld 20" draw:style-name="gr5" draw:text-style-name="P17" draw:layer="layout" svg:width="10.83cm" svg:height="1.013cm" svg:x="19.117cm" svg:y="11.243cm">
          <text:p text:style-name="P16"><text:span text:style-name="T9">&lt;=&gt; |1011&gt; <text:s/>+ |1010&gt; &lt;=&gt; |7&gt; + |6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1">
          <draw:custom-shape draw:name="Ellipse 28" draw:style-name="gr6" draw:text-style-name="P14" draw:layer="layout" svg:width="1.079cm" svg:height="1.138cm" draw:transform="rotate (-3.14159265358979) translate (16.094cm 12.3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29" draw:style-name="gr9" draw:text-style-name="P15" draw:layer="layout" svg:width="0.001cm" svg:height="2.802cm" draw:transform="rotate (-3.14159265358979) translate (15.583cm 13.118cm)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uppieren 22">
          <draw:custom-shape draw:name="Ellipse 26" draw:style-name="gr6" draw:text-style-name="P14" draw:layer="layout" svg:width="1.079cm" svg:height="1.138cm" svg:x="16.338cm" svg:y="11.2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27" draw:style-name="gr9" draw:text-style-name="P15" draw:layer="layout" svg:width="0.001cm" svg:height="2.802cm" svg:x="16.892cm" svg:y="10.315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Textfeld 34" draw:style-name="gr8" draw:text-style-name="P17" draw:layer="layout" svg:width="4.089cm" svg:height="1.013cm" svg:x="3.878cm" svg:y="11.243cm">
          <text:p text:style-name="P16"><text:span text:style-name="T9">Super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2">
          <draw:custom-shape draw:name="Ellipse 26" draw:style-name="gr10" draw:text-style-name="P14" draw:layer="layout" svg:width="1.083cm" svg:height="1.138cm" draw:transform="rotate (-0.587826892071691) translate (17.949cm 10.91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27" draw:style-name="gr9" draw:text-style-name="P15" draw:layer="layout" svg:width="0.001cm" svg:height="2.693cm" draw:transform="rotate (0.58782689207169) translate (17.376cm 10.825cm)">
            <text:p/>
            <draw:enhanced-geometry draw:mirror-horizontal="false" draw:mirror-vertical="true" svg:viewBox="0 0 21600 21600" draw:type="mso-spt32" draw:enhanced-path="M 0 0 L 21600 21600 N"/>
          </draw:custom-shap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draw:frame presentation:style-name="pr8" draw:layer="layout" svg:width="29.209cm" svg:height="3.681cm" svg:x="2.328cm" svg:y="1.014cm" presentation:class="title" presentation:user-transformed="true">
          <draw:text-box>
            <text:p><text:span text:style-name="T3">Quantum Bit - QBit</text:span></text:p>
          </draw:text-box>
        </draw:frame>
        <draw:g>
          <draw:g>
            <draw:frame draw:style-name="gr11" draw:text-style-name="P18" draw:layer="layout" svg:width="4cm" svg:height="0.89cm" svg:x="2.6cm" svg:y="5.106cm">
              <draw:text-box>
                <text:p><text:span text:style-name="T9">|0&gt; = </text:span></text:p>
              </draw:text-box>
            </draw:frame>
            <draw:frame draw:style-name="gr12" draw:text-style-name="P19" draw:layer="layout" svg:width="1.266cm" svg:height="1.789cm" svg:x="4.457cm" svg:y="4.611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draw:g>
          <draw:g>
            <draw:frame draw:style-name="gr11" draw:text-style-name="P18" draw:layer="layout" svg:width="4cm" svg:height="0.89cm" svg:x="8.6cm" svg:y="5.106cm">
              <draw:text-box>
                <text:p><text:span text:style-name="T9">|1&gt; = </text:span></text:p>
              </draw:text-box>
            </draw:frame>
            <draw:frame draw:style-name="gr12" draw:text-style-name="P19" draw:layer="layout" svg:width="1.266cm" svg:height="1.789cm" svg:x="10.457cm" svg:y="4.611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draw:g>
        </draw:g>
        <draw:frame draw:style-name="gr13" draw:text-style-name="P21" draw:layer="layout" svg:width="25.2cm" svg:height="5.441cm" svg:x="2.6cm" svg:y="7.159cm">
          <draw:text-box>
            <text:p text:style-name="P20"><text:span text:style-name="T10">Zustand eines Qbits: <text:s/>|ᴪ&gt; = α|0&gt; + β|1&gt;</text:span></text:p>
            <text:p text:style-name="P20"><text:span text:style-name="T10"/></text:p>
            <text:p text:style-name="P20"><text:span text:style-name="T11">α, β sind komplexe Zahlen und sind die Wahrscheinlichkeitsamplitude </text:span></text:p>
            <text:p text:style-name="P20"><text:span text:style-name="T11">mit α = α</text:span><text:span text:style-name="T12">real</text:span><text:span text:style-name="T11"> + iα</text:span><text:span text:style-name="T12">imag</text:span><text:span text:style-name="T11"> und β = β</text:span><text:span text:style-name="T12">real</text:span><text:span text:style-name="T11"> + i</text:span><text:span text:style-name="T11">β</text:span><text:span text:style-name="T13">imag</text:span></text:p>
            <text:p text:style-name="P20"><text:span text:style-name="T10"/></text:p>
            <text:p text:style-name="P20"><text:span text:style-name="T11">Wahrscheinlichkeitsbedingung: 1</text:span><text:span text:style-name="T14">2</text:span><text:span text:style-name="T11"> = |α|</text:span><text:span text:style-name="T14">2</text:span><text:span text:style-name="T11"> + |β|</text:span><text:span text:style-name="T14">2 </text:span></text:p>
            <text:p text:style-name="P20"><text:span text:style-name="T11"/></text:p>
            <text:p text:style-name="P20"><text:span text:style-name="T11">Die Wahrscheinlichkeit den Zustand <text:s/>|0&gt; zu messen liegt bei <text:s/>|α|</text:span><text:span text:style-name="T14">2 </text:span><text:span text:style-name="T11">und |1&gt; bei </text:span><text:span text:style-name="T11">|β|</text:span><text:span text:style-name="T14">2</text:span></text:p>
          </draw:text-box>
        </draw:frame>
        <draw:g>
          <draw:frame draw:style-name="gr14" draw:text-style-name="P23" draw:layer="layout" svg:width="1.8cm" svg:height="0.645cm" svg:x="6.4cm" svg:y="15.155cm">
            <draw:text-box>
              <text:p text:style-name="P22">Re</text:p>
            </draw:text-box>
          </draw:frame>
          <draw:frame draw:style-name="gr15" draw:text-style-name="P23" draw:layer="layout" svg:width="4.2cm" svg:height="0.645cm" svg:x="5.8cm" svg:y="13.755cm">
            <draw:text-box>
              <text:p text:style-name="P22">z=x+iy </text:p>
            </draw:text-box>
          </draw:frame>
          <draw:custom-shape draw:style-name="gr16" draw:text-style-name="P24" draw:layer="layout" svg:width="3.8cm" svg:height="3.6cm" svg:x="2.6cm" svg:y="1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5" draw:layer="layout" svg:x1="2.4cm" svg:y1="15.4cm" svg:x2="6.6cm" svg:y2="15.4cm">
            <text:p/>
          </draw:line>
          <draw:line draw:style-name="gr18" draw:text-style-name="P25" draw:layer="layout" svg:x1="4.5cm" svg:y1="13.4cm" svg:x2="4.5cm" svg:y2="17.4cm">
            <text:p/>
          </draw:line>
          <draw:line draw:style-name="gr19" draw:text-style-name="P25" draw:layer="layout" svg:x1="4.5cm" svg:y1="15.4cm" svg:x2="5.9cm" svg:y2="14cm">
            <text:p/>
          </draw:line>
          <draw:line draw:style-name="gr20" draw:text-style-name="P25" draw:layer="layout" svg:x1="5.8cm" svg:y1="14.2cm" svg:x2="5.8cm" svg:y2="15.4cm">
            <text:p/>
          </draw:line>
          <draw:line draw:style-name="gr20" draw:text-style-name="P25" draw:layer="layout" svg:x1="5.9cm" svg:y1="14cm" svg:x2="4.5cm" svg:y2="14cm">
            <text:p/>
          </draw:line>
          <draw:circle draw:style-name="gr21" draw:text-style-name="P26" draw:layer="layout" svg:width="1cm" svg:height="1cm" svg:x="4.2cm" svg:y="14.901cm" draw:kind="arc" draw:start-angle="0.13" draw:end-angle="57.09">
            <text:p/>
          </draw:circle>
          <draw:frame draw:style-name="gr22" draw:text-style-name="P23" draw:layer="layout" svg:width="1.4cm" svg:height="1cm" svg:x="4cm" svg:y="13.6cm">
            <draw:text-box>
              <text:p text:style-name="P22">iy</text:p>
            </draw:text-box>
          </draw:frame>
          <draw:frame draw:style-name="gr14" draw:text-style-name="P23" draw:layer="layout" svg:width="1.8cm" svg:height="0.645cm" svg:x="4.2cm" svg:y="12.955cm">
            <draw:text-box>
              <text:p text:style-name="P22">Im</text:p>
            </draw:text-box>
          </draw:frame>
          <draw:frame draw:style-name="gr15" draw:text-style-name="P23" draw:layer="layout" svg:width="0.8cm" svg:height="0.645cm" svg:x="5.5cm" svg:y="15.2cm">
            <draw:text-box>
              <text:p text:style-name="P22">x</text:p>
            </draw:text-box>
          </draw:frame>
          <draw:frame draw:style-name="gr15" draw:text-style-name="P28" draw:layer="layout" svg:width="0.6cm" svg:height="0.645cm" svg:x="4.5cm" svg:y="14.981cm">
            <draw:text-box>
              <text:p text:style-name="P27"><text:span text:style-name="T15">Ѳ</text:span></text:p>
            </draw:text-box>
          </draw:frame>
          <draw:frame draw:style-name="gr15" draw:text-style-name="P23" draw:layer="layout" svg:width="0.8cm" svg:height="0.645cm" svg:x="4.8cm" svg:y="14.2cm">
            <draw:text-box>
              <text:p text:style-name="P22">r</text:p>
            </draw:text-box>
          </draw:frame>
        </draw:g>
        <draw:frame draw:style-name="gr23" draw:text-style-name="P30" draw:layer="layout" svg:width="10.4cm" svg:height="3.604cm" svg:x="10cm" svg:y="13.2cm">
          <draw:text-box>
            <text:p text:style-name="P29"><text:span text:style-name="T16">x = r cos (</text:span><text:span text:style-name="T17">Ѳ</text:span><text:span text:style-name="T16">)</text:span></text:p>
            <text:p text:style-name="P29"><text:span text:style-name="T18">iy = r sin </text:span><text:span text:style-name="T18">(</text:span><text:span text:style-name="T19">Ѳ</text:span><text:span text:style-name="T18">)</text:span></text:p>
            <text:p text:style-name="P29"><text:span text:style-name="T18"><text:s/></text:span></text:p>
            <text:p text:style-name="P29"><text:span text:style-name="T18">r = </text:span><text:span text:style-name="T20">|</text:span><text:span text:style-name="T18">z</text:span><text:span text:style-name="T20">|</text:span><text:span text:style-name="T18"> =</text:span></text:p>
            <text:p text:style-name="P29"><text:span text:style-name="T18"/></text:p>
            <text:p text:style-name="P29"><text:span text:style-name="T18">z = x + iy = r ( cos (</text:span><text:span text:style-name="T19">Ѳ</text:span><text:span text:style-name="T18">) + i sin (</text:span><text:span text:style-name="T19">Ѳ</text:span><text:span text:style-name="T18">) ) = r e</text:span><text:span text:style-name="T21">i</text:span><text:span text:style-name="T22">Ѳ</text:span></text:p>
          </draw:text-box>
        </draw:frame>
        <draw:frame draw:style-name="gr12" draw:text-style-name="P26" draw:layer="layout" svg:width="1.855cm" svg:height="0.715cm" svg:x="12.2cm" svg:y="14.8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Bits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Blochkugel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frame draw:style-name="gr24" draw:text-style-name="P31" draw:layer="layout" svg:width="11.75cm" svg:height="3.095cm" svg:x="17.368cm" svg:y="5.838cm">
          <draw:text-box>
            <text:p><text:span text:style-name="T23">- |</text:span><text:span text:style-name="T24">ᴪ</text:span><text:span text:style-name="T25">&gt; </text:span><text:span text:style-name="T26">Bezeichnet den Zustand des Qbits</text:span></text:p>
            <text:p><text:span text:style-name="T26"/></text:p>
            <text:p><text:span text:style-name="T26">- Radius ist 1</text:span></text:p>
            <text:p><text:span text:style-name="T26"/></text:p>
          </draw:text-box>
        </draw:frame>
        <draw:g>
          <draw:frame draw:style-name="gr25" draw:text-style-name="P32" draw:layer="layout" svg:width="2.6cm" svg:height="1.319cm" svg:x="8.4cm" svg:y="15.681cm">
            <draw:text-box>
              <text:p><text:span text:style-name="T27">-z = </text:span><text:span text:style-name="T28">|1&gt;</text:span></text:p>
            </draw:text-box>
          </draw:frame>
          <draw:custom-shape draw:style-name="gr26" draw:text-style-name="P24" draw:layer="layout" svg:width="10.6cm" svg:height="10cm" svg:x="3.6cm" svg:y="5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4" draw:layer="layout" svg:width="10.6cm" svg:height="2.895cm" svg:x="3.6cm" svg:y="9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25" draw:layer="layout" svg:x1="9cm" svg:y1="10.705cm" svg:x2="7.2cm" svg:y2="12.4cm">
            <text:p/>
          </draw:line>
          <draw:line draw:style-name="gr29" draw:text-style-name="P25" draw:layer="layout" svg:x1="14.2cm" svg:y1="10.905cm" svg:x2="9cm" svg:y2="10.705cm">
            <text:p/>
          </draw:line>
          <draw:line draw:style-name="gr28" draw:text-style-name="P25" draw:layer="layout" svg:x1="9cm" svg:y1="10.705cm" svg:x2="9cm" svg:y2="5.705cm">
            <text:p/>
          </draw:line>
          <draw:line draw:style-name="gr30" draw:text-style-name="P25" draw:layer="layout" svg:x1="9cm" svg:y1="10.705cm" svg:x2="11.2cm" svg:y2="8.505cm">
            <text:p/>
          </draw:line>
          <draw:line draw:style-name="gr31" draw:text-style-name="P25" draw:layer="layout" svg:x1="9cm" svg:y1="10.705cm" svg:x2="11.2cm" svg:y2="11.705cm">
            <text:p/>
          </draw:line>
          <draw:line draw:style-name="gr31" draw:text-style-name="P25" draw:layer="layout" svg:x1="11.2cm" svg:y1="8.505cm" svg:x2="11.2cm" svg:y2="11.705cm">
            <text:p/>
          </draw:line>
          <draw:line draw:style-name="gr31" draw:text-style-name="P25" draw:layer="layout" svg:x1="11.2cm" svg:y1="11.705cm" svg:x2="11.8cm" svg:y2="10.705cm">
            <text:p/>
          </draw:line>
          <draw:custom-shape draw:style-name="gr32" draw:text-style-name="P24" draw:layer="layout" svg:width="8.2cm" svg:height="2.295cm" svg:x="4.8cm" svg:y="6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25" draw:layer="layout" svg:x1="9cm" svg:y1="10.705cm" svg:x2="9cm" svg:y2="15.705cm">
            <text:p/>
          </draw:line>
          <draw:ellipse draw:style-name="gr33" draw:text-style-name="P26" draw:layer="layout" svg:width="1.4cm" svg:height="0.6cm" svg:x="8.178cm" svg:y="10.505cm" draw:kind="arc" draw:start-angle="246.57" draw:end-angle="334.12">
            <text:p/>
          </draw:ellipse>
          <draw:frame draw:style-name="gr34" draw:text-style-name="P32" draw:layer="layout" svg:width="2.2cm" svg:height="0.823cm" svg:x="8.6cm" svg:y="4.6cm">
            <draw:text-box>
              <text:p><text:span text:style-name="T27">z = </text:span><text:span text:style-name="T28">|0&gt;</text:span></text:p>
            </draw:text-box>
          </draw:frame>
          <draw:frame draw:style-name="gr25" draw:text-style-name="P32" draw:layer="layout" svg:width="2.6cm" svg:height="1.319cm" svg:x="14.4cm" svg:y="10.505cm">
            <draw:text-box>
              <text:p><text:span text:style-name="T29">y</text:span></text:p>
            </draw:text-box>
          </draw:frame>
          <draw:frame draw:style-name="gr25" draw:text-style-name="P32" draw:layer="layout" svg:width="2.6cm" svg:height="1.319cm" svg:x="6.6cm" svg:y="12.386cm">
            <draw:text-box>
              <text:p><text:span text:style-name="T29">x</text:span></text:p>
            </draw:text-box>
          </draw:frame>
          <draw:frame draw:style-name="gr35" draw:text-style-name="P32" draw:layer="layout" svg:width="0.887cm" svg:height="0.806cm" svg:x="8.8cm" svg:y="9.505cm">
            <draw:text-box>
              <text:p><text:span text:style-name="T30">Ѳ</text:span></text:p>
            </draw:text-box>
          </draw:frame>
          <draw:frame draw:style-name="gr36" draw:text-style-name="P18" draw:layer="layout" svg:width="0.879cm" svg:height="0.806cm" svg:x="8.921cm" svg:y="10.936cm">
            <draw:text-box>
              <text:p><text:span text:style-name="T30">Ф</text:span></text:p>
            </draw:text-box>
          </draw:frame>
          <draw:frame draw:style-name="gr37" draw:text-style-name="P18" draw:layer="layout" svg:width="1.328cm" svg:height="0.823cm" svg:x="10.672cm" svg:y="7.505cm">
            <draw:text-box>
              <text:p><text:span text:style-name="T31">|</text:span><text:span text:style-name="T32">ᴪ</text:span><text:span text:style-name="T33">&gt;</text:span></text:p>
            </draw:text-box>
          </draw:frame>
          <draw:circle draw:style-name="gr33" draw:text-style-name="P26" draw:layer="layout" svg:width="1cm" svg:height="1cm" svg:x="8.575cm" svg:y="10.2cm" draw:kind="arc" draw:start-angle="49.42" draw:end-angle="95.39">
            <text:p/>
          </draw:circle>
        </draw:g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2" svg:font-family="Calibri"/>
    <style:font-face style:name="Calibri Light1" svg:font-family="'Calibri Light'"/>
    <style:font-face style:name="Arial3" svg:font-family="Arial" style:font-family-generic="swiss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19-10-11">11.10.2019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3">Quantencomputer Programmierung - Andre Betz - mail@AndreBetz.de</text:span></text:p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Mastertitelformat bearbeiten</text:span></text:p>
        </draw:text-box>
      </draw:frame>
      <draw:frame draw:name="Inhaltsplatzhalt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Mastertextformat bearbeiten</text:span></text:p>
              <text:list>
                <text:list-item>
                  <text:p text:style-name="MP14"><text:span text:style-name="MT6">Zweite Ebene</text:span></text:p>
                  <text:list>
                    <text:list-item>
                      <text:p text:style-name="MP14"><text:span text:style-name="MT7">Dritte Ebene</text:span></text:p>
                      <text:list>
                        <text:list-item>
                          <text:p text:style-name="MP14"><text:span text:style-name="MT8">Vierte Ebene</text:span></text:p>
                          <text:list>
                            <text:list-item>
                              <text:p text:style-name="MP14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19-10-11">11.10.2019</text:date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3">Quantencomputer Programmierung - Andre Betz - mail@AndreBetz.de</text:span></text:p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Quantencomputer Programmierung</dc:title>
    <meta:initial-creator>Betz, Andre (SHS ME PLM SD ESW)</meta:initial-creator>
    <meta:keyword>C_Unrestricted</meta:keyword>
    <meta:editing-cycles>55</meta:editing-cycles>
    <meta:creation-date>2019-10-10T11:00:02</meta:creation-date>
    <dc:date>2019-10-11T15:13:05.895000000</dc:date>
    <meta:editing-duration>PT2H45M53S</meta:editing-duration>
    <meta:generator>LibreOffice/6.3.1.2$Windows_x86 LibreOffice_project/b79626edf0065ac373bd1df5c28bd630b4424273</meta:generator>
    <meta:document-statistic meta:object-count="160"/>
    <meta:user-defined meta:name="AppVersion">16.0000</meta:user-defined>
    <meta:user-defined meta:name="Document Confidentiality">Unrestricte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user-defined meta:name="sodocoClasId" meta:value-type="float">0</meta:user-defined>
    <meta:user-defined meta:name="sodocoClasLang" meta:value-type="string">Frei verwendbar</meta:user-defined>
    <meta:user-defined meta:name="sodocoClasLangId" meta:value-type="float">0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1 ## 0 } right )</annotation>
  </semantics>
</math>
</file>

<file path=Object 2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 { 0 ## 1 } right )</annotation>
  </semantics>
</math>
</file>

<file path=Object 5/content.xml><?xml version="1.0" encoding="utf-8"?>
<math xmlns="http://www.w3.org/1998/Math/MathML" display="block">
  <semantics>
    <msqrt>
      <mrow>
        <msup>
          <mi>x</mi>
          <mn>2</mn>
        </msup>
        <mo stretchy="false">+</mo>
        <msup>
          <mi>y</mi>
          <mn>2</mn>
        </msup>
      </mrow>
    </msqrt>
    <annotation encoding="StarMath 5.0">sqrt{x^{2} + y^{2}} </annotation>
  </semantics>
</math>
</file>